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mm" fo:break-before="auto" style:use-optimal-row-height="true"/>
    </style:style>
    <style:style style:name="ro9" style:family="table-row">
      <style:table-row-properties style:row-height="14.55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0" style:family="table-cell" style:parent-style-name="Default" style:data-style-name="N100">
      <style:table-cell-properties fo:padding="0.71mm" style:vertical-align="top"/>
    </style:style>
    <style:style style:name="ce171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1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64"/>
    <style:style style:name="ce19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1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2"/>
        </table:table-header-columns>
        <table:table-column table:style-name="co4" table:default-cell-style-name="ce163"/>
        <table:table-column table:style-name="co5" table:default-cell-style-name="ce163"/>
        <table:table-column table:style-name="co6" table:default-cell-style-name="ce163"/>
        <table:table-column table:style-name="co7" table:default-cell-style-name="ce163"/>
        <table:table-column table:style-name="co8" table:default-cell-style-name="ce181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3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10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10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10"/>
            <table:table-cell table:style-name="ce108"/>
            <table:table-cell table:style-name="ce114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11, C29, C43, C45, C7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34" office:value-type="string" calcext:value-type="string">
            <text:p>C17, C20, C22, C30, C34, C35, C37, C39, C40, C44, C48, C60, C62, C64, C65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69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34" office:value-type="string" calcext:value-type="string">
            <text:p>C2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Farnell" calcext:value-type="string">
            <text:p>Farnell</text:p>
          </table:table-cell>
          <table:table-cell table:style-name="ce127" table:formula="of:=IF([.B10]&lt;&gt;&quot;&quot;;MIN([.H10];[.K10];[.N10];[.R10];[.U10]);&quot;&quot;)" office:value-type="currency" office:currency="EUR" office:value="0" calcext:value-type="currency">
            <text:p>0,000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68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27, C66, C67</text:p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</text:p>
          </table:table-cell>
          <table:table-cell table:style-name="ce34" office:value-type="string" calcext:value-type="string">
            <text:p>C33, C3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Farnell" calcext:value-type="string">
            <text:p>Farnell</text:p>
          </table:table-cell>
          <table:table-cell table:style-name="ce127" table:formula="of:=IF([.B16]&lt;&gt;&quot;&quot;;MIN([.H16];[.K16];[.N16];[.R16];[.U16]);&quot;&quot;)" office:value-type="currency" office:currency="EUR" office:value="0" calcext:value-type="currency">
            <text:p>0,000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7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0" calcext:value-type="float">
            <text:p>0,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34" office:value-type="string" calcext:value-type="string">
            <text:p>C4, C5, C19</text:p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805, X7R</text:p>
          </table:table-cell>
          <table:table-cell table:style-name="ce34" office:value-type="string" calcext:value-type="string">
            <text:p>C42</text:p>
          </table:table-cell>
          <table:table-cell table:style-name="ce14" office:value-type="string" calcext:value-type="string">
            <text:p>3019937</text:p>
          </table:table-cell>
          <table:table-cell table:style-name="ce22" office:value-type="string" calcext:value-type="string">
            <text:p>CC0805KRX7R9BB103</text:p>
          </table:table-cell>
          <table:table-cell table:style-name="ce45" office:value-type="float" office:value="0.0231" calcext:value-type="float">
            <text:p>0,02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15-1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Y103KXAAC</text:p>
          </table:table-cell>
          <table:table-cell table:style-name="ce74" office:value-type="float" office:value="0.059" calcext:value-type="float">
            <text:p>0,059</text:p>
          </table:table-cell>
          <table:table-cell table:style-name="ce81" office:value-type="float" office:value="50" calcext:value-type="float">
            <text:p>50</text:p>
          </table:table-cell>
          <table:table-cell table:style-name="ce91" office:value-type="string" calcext:value-type="string">
            <text:p>264-4371</text:p>
          </table:table-cell>
          <table:table-cell table:style-name="ce91" office:value-type="string" calcext:value-type="string">
            <text:p>C0805C103K5RACTU</text:p>
          </table:table-cell>
          <table:table-cell table:style-name="ce74" office:value-type="float" office:value="0.029" calcext:value-type="float">
            <text:p>0,02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21B103KBANNNC</text:p>
          </table:table-cell>
          <table:table-cell table:style-name="ce45" office:value-type="float" office:value="0.0248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0231" calcext:value-type="currency">
            <text:p>0,023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31" calcext:value-type="float">
            <text:p>0,023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49</text:p>
          </table:table-cell>
          <table:table-cell table:style-name="ce13" office:value-type="string" calcext:value-type="string">
            <text:p>2773233</text:p>
          </table:table-cell>
          <table:table-cell table:style-name="ce21" office:value-type="string" calcext:value-type="string">
            <text:p>C0805C221K5GACTU</text:p>
          </table:table-cell>
          <table:table-cell table:style-name="ce44" office:value-type="float" office:value="0.0374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99-8038-1-ND</text:p>
          </table:table-cell>
          <table:table-cell table:style-name="ce73" office:value-type="float" office:value="0.079" calcext:value-type="float">
            <text:p>0,07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805C221J5G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3-6247</text:p>
          </table:table-cell>
          <table:table-cell table:style-name="ce90" office:value-type="string" calcext:value-type="string">
            <text:p>GRM2165C1H221JA01D</text:p>
          </table:table-cell>
          <table:table-cell table:style-name="ce73" office:value-type="float" office:value="0.067" calcext:value-type="float">
            <text:p>0,067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C221JBANNNC</text:p>
          </table:table-cell>
          <table:table-cell table:style-name="ce44" office:value-type="float" office:value="0.0276" calcext:value-type="float">
            <text:p>0,02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276" calcext:value-type="currency">
            <text:p>0,028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2" office:value-type="string" calcext:value-type="string">
            <text:p>0805, C0G</text:p>
          </table:table-cell>
          <table:table-cell table:style-name="ce34" office:value-type="string" calcext:value-type="string">
            <text:p>C50</text:p>
          </table:table-cell>
          <table:table-cell table:style-name="ce14" office:value-type="string" calcext:value-type="string">
            <text:p>2497036</text:p>
          </table:table-cell>
          <table:table-cell table:style-name="ce22" office:value-type="string" calcext:value-type="string">
            <text:p>0805N471J101CT</text:p>
          </table:table-cell>
          <table:table-cell table:style-name="ce45" office:value-type="float" office:value="0.0449" calcext:value-type="float">
            <text:p>0,045</text:p>
          </table:table-cell>
          <table:table-cell table:style-name="ce53"/>
          <table:table-cell table:style-name="ce65" office:value-type="string" calcext:value-type="string">
            <text:p>732-7837-1-ND</text:p>
          </table:table-cell>
          <table:table-cell table:style-name="ce74" office:value-type="float" office:value="0.057" calcext:value-type="float">
            <text:p>0,05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7-VJ0805A471KXAAC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315</text:p>
          </table:table-cell>
          <table:table-cell table:style-name="ce91" office:value-type="string" calcext:value-type="string">
            <text:p>C0805C471J5GACTU</text:p>
          </table:table-cell>
          <table:table-cell table:style-name="ce74" office:value-type="float" office:value="0.063" calcext:value-type="float">
            <text:p>0,063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471JXACW1BC</text:p>
          </table:table-cell>
          <table:table-cell table:style-name="ce45" office:value-type="float" office:value="0.0325" calcext:value-type="float">
            <text:p>0,033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325" calcext:value-type="currency">
            <text:p>0,033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52, C53, C54</text:p>
          </table:table-cell>
          <table:table-cell table:style-name="ce13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44" office:value-type="float" office:value="1.3" calcext:value-type="float">
            <text:p>1,3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959-ND 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PW1J152MHD</text:p>
          </table:table-cell>
          <table:table-cell table:style-name="ce73" office:value-type="float" office:value="1.7" calcext:value-type="float">
            <text:p>1,7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2981</text:p>
          </table:table-cell>
          <table:table-cell table:style-name="ce90" office:value-type="string" calcext:value-type="string">
            <text:p>UPW1J152MHD</text:p>
          </table:table-cell>
          <table:table-cell table:style-name="ce73" office:value-type="float" office:value="2.215" calcext:value-type="float">
            <text:p>2,21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44" office:value-type="float" office:value="1.65173" calcext:value-type="float">
            <text:p>1,652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80" table:formula="of:=IF([.W23]&lt;&gt;&quot;&quot;;&quot;&quot;;[.B23])">
            <text:p/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127" table:formula="of:=IF([.B23]&lt;&gt;&quot;&quot;;MIN([.H23];[.K23];[.N23];[.R23];[.U23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3]*[.AA23]" office:value-type="float" office:value="3.9" calcext:value-type="float">
            <text:p>3,9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5, C58</text:p>
          </table:table-cell>
          <table:table-cell table:style-name="ce14" office:value-type="string" calcext:value-type="string">
            <text:p>2491179</text:p>
          </table:table-cell>
          <table:table-cell table:style-name="ce22" office:value-type="string" calcext:value-type="string">
            <text:p>C1206C105K1RACTU</text:p>
          </table:table-cell>
          <table:table-cell table:style-name="ce45" office:value-type="float" office:value="0.374" calcext:value-type="float">
            <text:p>0,37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3094-1-ND</text:p>
          </table:table-cell>
          <table:table-cell table:style-name="ce74" office:value-type="float" office:value="0.24" calcext:value-type="float">
            <text:p>0,2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HMK316B7105MLHT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916-2977</text:p>
          </table:table-cell>
          <table:table-cell table:style-name="ce91" office:value-type="string" calcext:value-type="string">
            <text:p>C3216X7R2A105K160AM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1B105KCHSNNE</text:p>
          </table:table-cell>
          <table:table-cell table:style-name="ce45" office:value-type="float" office:value="0.211" calcext:value-type="float">
            <text:p>0,21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211" calcext:value-type="currency">
            <text:p>0,211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33" office:value-type="string" calcext:value-type="string">
            <text:p>C56, C57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565-4788-1-ND </text:p>
          </table:table-cell>
          <table:table-cell table:style-name="ce73" office:value-type="float" office:value="0.89" calcext:value-type="float">
            <text:p>0,8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HHXC630ARA330MHA0G</text:p>
          </table:table-cell>
          <table:table-cell table:style-name="ce73" office:value-type="float" office:value="0.77" calcext:value-type="float">
            <text:p>0,7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7" table:formula="of:=IF([.B25]&lt;&gt;&quot;&quot;;MIN([.H25];[.K25];[.N25];[.R25];[.U25]);&quot;&quot;)" office:value-type="currency" office:currency="EUR" office:value="0.77" calcext:value-type="currency">
            <text:p>0,770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n7/200V</text:p>
          </table:table-cell>
          <table:table-cell table:style-name="ce22" office:value-type="string" calcext:value-type="string">
            <text:p>1206, X7R</text:p>
          </table:table-cell>
          <table:table-cell table:style-name="ce34" office:value-type="string" calcext:value-type="string">
            <text:p>C59, C63</text:p>
          </table:table-cell>
          <table:table-cell table:style-name="ce14" office:value-type="string" calcext:value-type="string">
            <text:p>1855870</text:p>
          </table:table-cell>
          <table:table-cell table:style-name="ce22" office:value-type="string" calcext:value-type="string">
            <text:p>MC1206B472K201CT </text:p>
          </table:table-cell>
          <table:table-cell table:style-name="ce45" office:value-type="float" office:value="0.149" calcext:value-type="float">
            <text:p>0,14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78-10870-1-ND</text:p>
          </table:table-cell>
          <table:table-cell table:style-name="ce74" office:value-type="float" office:value="0.283" calcext:value-type="float">
            <text:p>0,28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81-12062C472JAT2A</text:p>
          </table:table-cell>
          <table:table-cell table:style-name="ce74" office:value-type="float" office:value="0.247" calcext:value-type="float">
            <text:p>0,24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69-8644</text:p>
          </table:table-cell>
          <table:table-cell table:style-name="ce91" office:value-type="string" calcext:value-type="string">
            <text:p>223893115632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206B472K501CT</text:p>
          </table:table-cell>
          <table:table-cell table:style-name="ce45" office:value-type="float" office:value="0.10462" calcext:value-type="float">
            <text:p>0,10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6]&lt;&gt;&quot;&quot;;&quot;&quot;;[.B26])" office:value-type="float" office:value="2" calcext:value-type="float">
            <text:p>2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048" calcext:value-type="currency">
            <text:p>0,048 €</text:p>
          </table:table-cell>
          <table:table-cell table:style-name="ce121" table:formula="of:=[.B26]" office:value-type="float" office:value="2" calcext:value-type="float">
            <text:p>2</text:p>
          </table:table-cell>
          <table:table-cell table:style-name="ce138" table:formula="of:=[.Z26]*[.AA26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61</text:p>
          </table:table-cell>
          <table:table-cell table:style-name="ce13" office:value-type="string" calcext:value-type="string">
            <text:p>2494299</text:p>
          </table:table-cell>
          <table:table-cell table:style-name="ce21" office:value-type="string" calcext:value-type="string">
            <text:p>GRM32DR71C106KA01L</text:p>
          </table:table-cell>
          <table:table-cell table:style-name="ce44" office:value-type="float" office:value="0.508" calcext:value-type="float">
            <text:p>0,50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1276-1150-1-ND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25B7106MNHTR</text:p>
          </table:table-cell>
          <table:table-cell table:style-name="ce73" office:value-type="float" office:value="0.213" calcext:value-type="float">
            <text:p>0,2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03-4184</text:p>
          </table:table-cell>
          <table:table-cell table:style-name="ce90" office:value-type="string" calcext:value-type="string">
            <text:p>EMK325B7106KN-T</text:p>
          </table:table-cell>
          <table:table-cell table:style-name="ce73" office:value-type="float" office:value="0.188" calcext:value-type="float">
            <text:p>0,188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2B106KBJNNNE</text:p>
          </table:table-cell>
          <table:table-cell table:style-name="ce44" office:value-type="float" office:value="0.201" calcext:value-type="float">
            <text:p>0,20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RS" calcext:value-type="string">
            <text:p>RS</text:p>
          </table:table-cell>
          <table:table-cell table:style-name="ce127" table:formula="of:=IF([.B27]&lt;&gt;&quot;&quot;;MIN([.H27];[.K27];[.N27];[.R27];[.U27]);&quot;&quot;)" office:value-type="currency" office:currency="EUR" office:value="0.188" calcext:value-type="currency">
            <text:p>0,188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Ø6.3 x 5.8 mm</text:p>
          </table:table-cell>
          <table:table-cell table:style-name="ce34" office:value-type="string" calcext:value-type="string">
            <text:p>C7, C10, 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28]&lt;&gt;&quot;&quot;;&quot;&quot;;[.B28])" office:value-type="float" office:value="3" calcext:value-type="float">
            <text:p>3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13" calcext:value-type="currency">
            <text:p>0,130 €</text:p>
          </table:table-cell>
          <table:table-cell table:style-name="ce121" table:formula="of:=[.B28]" office:value-type="float" office:value="3" calcext:value-type="float">
            <text:p>3</text:p>
          </table:table-cell>
          <table:table-cell table:style-name="ce138" table:formula="of:=[.Z28]*[.AA28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8, C16</text:p>
          </table:table-cell>
          <table:table-cell table:style-name="ce13" office:value-type="string" calcext:value-type="string">
            <text:p>2896591</text:p>
          </table:table-cell>
          <table:table-cell table:style-name="ce21" office:value-type="string" calcext:value-type="string">
            <text:p>VJ0805Y474KXQTW1BC</text:p>
          </table:table-cell>
          <table:table-cell table:style-name="ce44" office:value-type="float" office:value="0.0935" calcext:value-type="float">
            <text:p>0,0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66-1-ND</text:p>
          </table:table-cell>
          <table:table-cell table:style-name="ce73" office:value-type="float" office:value="0.151" calcext:value-type="float">
            <text:p>0,15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0805JK7R9BB474</text:p>
          </table:table-cell>
          <table:table-cell table:style-name="ce73" office:value-type="float" office:value="0.049" calcext:value-type="float">
            <text:p>0,04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74-4499</text:p>
          </table:table-cell>
          <table:table-cell table:style-name="ce90" office:value-type="string" calcext:value-type="string">
            <text:p>C0805X474K5RECAUTO</text:p>
          </table:table-cell>
          <table:table-cell table:style-name="ce73" office:value-type="float" office:value="0.091" calcext:value-type="float">
            <text:p>0,091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CL21B474KBFNNNE</text:p>
          </table:table-cell>
          <table:table-cell table:style-name="ce44" office:value-type="float" office:value="0.0266" calcext:value-type="float">
            <text:p>0,02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9]&lt;&gt;&quot;&quot;;&quot;&quot;;[.B29])" office:value-type="float" office:value="2" calcext:value-type="float">
            <text:p>2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266" calcext:value-type="currency">
            <text:p>0,027 €</text:p>
          </table:table-cell>
          <table:table-cell table:style-name="ce121" table:formula="of:=[.B29]" office:value-type="float" office:value="2" calcext:value-type="float">
            <text:p>2</text:p>
          </table:table-cell>
          <table:table-cell table:style-name="ce138" table:formula="of:=[.Z29]*[.AA29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SS110B</text:p>
          </table:table-cell>
          <table:table-cell table:style-name="ce22" office:value-type="string" calcext:value-type="string">
            <text:p>SMB</text:p>
          </table:table-cell>
          <table:table-cell table:style-name="ce34" office:value-type="string" calcext:value-type="string">
            <text:p>D1, D2, D5, D8</text:p>
          </table:table-cell>
          <table:table-cell table:style-name="ce14" office:value-type="string" calcext:value-type="string">
            <text:p>1861422</text:p>
          </table:table-cell>
          <table:table-cell table:style-name="ce22" office:value-type="string" calcext:value-type="string">
            <text:p>SS110B</text:p>
          </table:table-cell>
          <table:table-cell table:style-name="ce45" office:value-type="float" office:value="0.0974" calcext:value-type="float">
            <text:p>0,09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S110-TP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SS110FL-TP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3-5992</text:p>
          </table:table-cell>
          <table:table-cell table:style-name="ce91" office:value-type="string" calcext:value-type="string">
            <text:p>SS110 R3</text:p>
          </table:table-cell>
          <table:table-cell table:style-name="ce74" office:value-type="float" office:value="0.154" calcext:value-type="float">
            <text:p>0,154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S110-JGD</text:p>
          </table:table-cell>
          <table:table-cell table:style-name="ce45" office:value-type="float" office:value="0.05313" calcext:value-type="float">
            <text:p>0,053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0]&lt;&gt;&quot;&quot;;&quot;&quot;;[.B30])" office:value-type="float" office:value="4" calcext:value-type="float">
            <text:p>4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5313" calcext:value-type="currency">
            <text:p>0,053 €</text:p>
          </table:table-cell>
          <table:table-cell table:style-name="ce121" table:formula="of:=[.B30]" office:value-type="float" office:value="4" calcext:value-type="float">
            <text:p>4</text:p>
          </table:table-cell>
          <table:table-cell table:style-name="ce138" table:formula="of:=[.Z30]*[.AA30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AS316</text:p>
          </table:table-cell>
          <table:table-cell table:style-name="ce21" office:value-type="string" calcext:value-type="string">
            <text:p>SOD-323R</text:p>
          </table:table-cell>
          <table:table-cell table:style-name="ce33" office:value-type="string" calcext:value-type="string">
            <text:p>D10, D11, D12</text:p>
          </table:table-cell>
          <table:table-cell table:style-name="ce13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44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3" office:value-type="float" office:value="0.12" calcext:value-type="float">
            <text:p>0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3" office:value-type="float" office:value="0.179" calcext:value-type="float">
            <text:p>0,1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97-2914</text:p>
          </table:table-cell>
          <table:table-cell table:style-name="ce90" office:value-type="string" calcext:value-type="string">
            <text:p>BAS316,115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44" office:value-type="float" office:value="0.02645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2645" calcext:value-type="currency">
            <text:p>0,026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D13, D18, D19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2065E-ND</text:p>
          </table:table-cell>
          <table:table-cell table:style-name="ce74" office:value-type="float" office:value="0.86" calcext:value-type="float">
            <text:p>0,8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2065E</text:p>
          </table:table-cell>
          <table:table-cell table:style-name="ce74" office:value-type="float" office:value="0.859" calcext:value-type="float">
            <text:p>0,85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6</text:p>
          </table:table-cell>
          <table:table-cell table:style-name="ce91" office:value-type="string" calcext:value-type="string">
            <text:p>C3D02065E</text:p>
          </table:table-cell>
          <table:table-cell table:style-name="ce74" office:value-type="float" office:value="0.869" calcext:value-type="float">
            <text:p>0,869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3D02065</text:p>
          </table:table-cell>
          <table:table-cell table:style-name="ce45" office:value-type="float" office:value="0.62" calcext:value-type="float">
            <text:p>0,620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2]&lt;&gt;&quot;&quot;;&quot;&quot;;[.B32])" office:value-type="float" office:value="3" calcext:value-type="float">
            <text:p>3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62" calcext:value-type="currency">
            <text:p>0,620 €</text:p>
          </table:table-cell>
          <table:table-cell table:style-name="ce121" table:formula="of:=[.B32]" office:value-type="float" office:value="3" calcext:value-type="float">
            <text:p>3</text:p>
          </table:table-cell>
          <table:table-cell table:style-name="ce138" table:formula="of:=[.Z32]*[.AA32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3D03060A</text:p>
          </table:table-cell>
          <table:table-cell table:style-name="ce21" office:value-type="string" calcext:value-type="string">
            <text:p>THT, TO-220</text:p>
          </table:table-cell>
          <table:table-cell table:style-name="ce33" office:value-type="string" calcext:value-type="string">
            <text:p>D1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3060A-ND</text:p>
          </table:table-cell>
          <table:table-cell table:style-name="ce73" office:value-type="float" office:value="1.25" calcext:value-type="float">
            <text:p>1,2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3060A</text:p>
          </table:table-cell>
          <table:table-cell table:style-name="ce73" office:value-type="float" office:value="1.24" calcext:value-type="float">
            <text:p>1,2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02-7447</text:p>
          </table:table-cell>
          <table:table-cell table:style-name="ce90" office:value-type="string" calcext:value-type="string">
            <text:p>C3D03060A</text:p>
          </table:table-cell>
          <table:table-cell table:style-name="ce73" office:value-type="float" office:value="1.26" calcext:value-type="float">
            <text:p>1,26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C3D03060A</text:p>
          </table:table-cell>
          <table:table-cell table:style-name="ce44" office:value-type="float" office:value="0.85" calcext:value-type="float">
            <text:p>0,850</text:p>
          </table:table-cell>
          <table:table-cell table:style-name="ce80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33]&lt;&gt;&quot;&quot;;&quot;&quot;;[.B33])">
            <text:p/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85" calcext:value-type="currency">
            <text:p>0,850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14" office:value-type="string" calcext:value-type="string">
            <text:p>1N5819HW-7-F</text:p>
          </table:table-cell>
          <table:table-cell table:style-name="ce22" office:value-type="string" calcext:value-type="string">
            <text:p>SOD323-W</text:p>
          </table:table-cell>
          <table:table-cell table:style-name="ce34" office:value-type="string" calcext:value-type="string">
            <text:p>D3, D6, D7, D9, D16, D20, D21, D22, D23</text:p>
          </table:table-cell>
          <table:table-cell table:style-name="ce14" office:value-type="string" calcext:value-type="string">
            <text:p>2306459</text:p>
          </table:table-cell>
          <table:table-cell table:style-name="ce22" office:value-type="string" calcext:value-type="string">
            <text:p>1N5819HW-7-F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N5819HW-FDICT-ND</text:p>
          </table:table-cell>
          <table:table-cell table:style-name="ce74" office:value-type="float" office:value="0.31" calcext:value-type="float">
            <text:p>0,31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21-1N5819HW-F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08-2197</text:p>
          </table:table-cell>
          <table:table-cell table:style-name="ce91" office:value-type="string" calcext:value-type="string">
            <text:p>1N5819HW-7-F</text:p>
          </table:table-cell>
          <table:table-cell table:style-name="ce74" office:value-type="float" office:value="0.252" calcext:value-type="float">
            <text:p>0,25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1N5819HW-7-F</text:p>
          </table:table-cell>
          <table:table-cell table:style-name="ce45" office:value-type="float" office:value="0.0857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857" calcext:value-type="currency">
            <text:p>0,086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33" office:value-type="string" calcext:value-type="string">
            <text:p>D4</text:p>
          </table:table-cell>
          <table:table-cell table:style-name="ce13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US1K-FDICT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US1K-F</text:p>
          </table:table-cell>
          <table:table-cell table:style-name="ce73" office:value-type="float" office:value="0.366" calcext:value-type="float">
            <text:p>0,36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51-5130</text:p>
          </table:table-cell>
          <table:table-cell table:style-name="ce90" office:value-type="string" calcext:value-type="string">
            <text:p>US1K-13-F</text:p>
          </table:table-cell>
          <table:table-cell table:style-name="ce73" office:value-type="float" office:value="0.106" calcext:value-type="float">
            <text:p>0,10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44" office:value-type="float" office:value="0.0674" calcext:value-type="float">
            <text:p>0,06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0674" calcext:value-type="currency">
            <text:p>0,067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1</text:p>
          </table:table-cell>
          <table:table-cell table:style-name="ce14" office:value-type="string" calcext:value-type="string">
            <text:p>1211125</text:p>
          </table:table-cell>
          <table:table-cell table:style-name="ce22" office:value-type="string" calcext:value-type="string">
            <text:p>MC79L05ACDG </text:p>
          </table:table-cell>
          <table:table-cell table:style-name="ce45" office:value-type="float" office:value="0.294" calcext:value-type="float">
            <text:p>0,2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C79L05ACDGOS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MC79L05ACDG4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88-9310</text:p>
          </table:table-cell>
          <table:table-cell table:style-name="ce91" office:value-type="string" calcext:value-type="string">
            <text:p>MC79L05ABDG</text:p>
          </table:table-cell>
          <table:table-cell table:style-name="ce74" office:value-type="float" office:value="0.395" calcext:value-type="float">
            <text:p>0,39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MC79L05ACDG</text:p>
          </table:table-cell>
          <table:table-cell table:style-name="ce45" office:value-type="float" office:value="0.2323" calcext:value-type="float">
            <text:p>0,232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323" calcext:value-type="currency">
            <text:p>0,232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51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2</text:p>
          </table:table-cell>
          <table:table-cell table:style-name="ce13" office:value-type="string" calcext:value-type="string">
            <text:p>2845124</text:p>
          </table:table-cell>
          <table:table-cell table:style-name="ce21" office:value-type="string" calcext:value-type="string">
            <text:p>LP2951CD-3.3R2G</text:p>
          </table:table-cell>
          <table:table-cell table:style-name="ce44" office:value-type="float" office:value="0.402" calcext:value-type="float">
            <text:p>0,40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LP2951CDR2GOSCT-ND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LP2951-50DR</text:p>
          </table:table-cell>
          <table:table-cell table:style-name="ce73" office:value-type="float" office:value="0.417" calcext:value-type="float">
            <text:p>0,41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99</text:p>
          </table:table-cell>
          <table:table-cell table:style-name="ce90" office:value-type="string" calcext:value-type="string">
            <text:p>LP2951CD-3.3R2G</text:p>
          </table:table-cell>
          <table:table-cell table:style-name="ce73" office:value-type="float" office:value="0.358" calcext:value-type="float">
            <text:p>0,35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LP2951CDR2G</text:p>
          </table:table-cell>
          <table:table-cell table:style-name="ce44" office:value-type="float" office:value="0.2105" calcext:value-type="float">
            <text:p>0,21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2105" calcext:value-type="currency">
            <text:p>0,211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 office:value-type="string" calcext:value-type="string">
            <text:p>VIPER35</text:p>
          </table:table-cell>
          <table:table-cell table:style-name="ce34" office:value-type="string" calcext:value-type="string">
            <text:p>IC3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1.04" calcext:value-type="currency">
            <text:p>1,04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I8233BB-D-IS1</text:p>
          </table:table-cell>
          <table:table-cell table:style-name="ce21" office:value-type="string" calcext:value-type="string">
            <text:p>SI8233</text:p>
          </table:table-cell>
          <table:table-cell table:style-name="ce33" office:value-type="string" calcext:value-type="string">
            <text:p>IC4</text:p>
          </table:table-cell>
          <table:table-cell table:style-name="ce13" office:value-type="string" calcext:value-type="string">
            <text:p>2423138</text:p>
          </table:table-cell>
          <table:table-cell table:style-name="ce21" office:value-type="string" calcext:value-type="string">
            <text:p>SI8233BB-D-IS1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36-3066-ND</text:p>
          </table:table-cell>
          <table:table-cell table:style-name="ce73" office:value-type="float" office:value="2.05" calcext:value-type="float">
            <text:p>2,0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4-SI8233BB-D-IS1</text:p>
          </table:table-cell>
          <table:table-cell table:style-name="ce73" office:value-type="float" office:value="2.41" calcext:value-type="float">
            <text:p>2,410</text:p>
          </table:table-cell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Digikey" calcext:value-type="string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2.05" calcext:value-type="currency">
            <text:p>2,05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M5041B</text:p>
          </table:table-cell>
          <table:table-cell table:style-name="ce22" office:value-type="string" calcext:value-type="string">
            <text:p>LM5041</text:p>
          </table:table-cell>
          <table:table-cell table:style-name="ce34" office:value-type="string" calcext:value-type="string">
            <text:p>IC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LM5041BMTC/NOPB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26-LM5041BMTC/NOPB</text:p>
          </table:table-cell>
          <table:table-cell table:style-name="ce74" office:value-type="float" office:value="3.09" calcext:value-type="float">
            <text:p>3,09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3.09" calcext:value-type="currency">
            <text:p>3,09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R11688STRPBF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6</text:p>
          </table:table-cell>
          <table:table-cell table:style-name="ce13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44" office:value-type="float" office:value="1.52" calcext:value-type="float">
            <text:p>1,5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11688STRPBFCT-ND</text:p>
          </table:table-cell>
          <table:table-cell table:style-name="ce73" office:value-type="float" office:value="1.68" calcext:value-type="float">
            <text:p>1,6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11688STRPBF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IR11688STRPBF</text:p>
          </table:table-cell>
          <table:table-cell table:style-name="ce44" office:value-type="float" office:value="1.58" calcext:value-type="float">
            <text:p>1,58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52" calcext:value-type="currency">
            <text:p>1,520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072</text:p>
          </table:table-cell>
          <table:table-cell table:style-name="ce22" office:value-type="string" calcext:value-type="string">
            <text:p>SOIC8</text:p>
          </table:table-cell>
          <table:table-cell table:style-name="ce34" office:value-type="string" calcext:value-type="string">
            <text:p>IC7</text:p>
          </table:table-cell>
          <table:table-cell table:style-name="ce14" office:value-type="string" calcext:value-type="string">
            <text:p>2342304</text:p>
          </table:table-cell>
          <table:table-cell table:style-name="ce22" office:value-type="string" calcext:value-type="string">
            <text:p>TL072CPSR</text:p>
          </table:table-cell>
          <table:table-cell table:style-name="ce45" office:value-type="float" office:value="0.496" calcext:value-type="float">
            <text:p>0,4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TL072SG-13DICT-ND</text:p>
          </table:table-cell>
          <table:table-cell table:style-name="ce74" office:value-type="float" office:value="0.35" calcext:value-type="float">
            <text:p>0,3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TL072SG-13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1-0066</text:p>
          </table:table-cell>
          <table:table-cell table:style-name="ce91" office:value-type="string" calcext:value-type="string">
            <text:p>TL072CDR</text:p>
          </table:table-cell>
          <table:table-cell table:style-name="ce74" office:value-type="float" office:value="0.427" calcext:value-type="float">
            <text:p>0,427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TL072CD-ST</text:p>
          </table:table-cell>
          <table:table-cell table:style-name="ce45" office:value-type="float" office:value="0.218" calcext:value-type="float">
            <text:p>0,218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18" calcext:value-type="currency">
            <text:p>0,218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103W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8</text:p>
          </table:table-cell>
          <table:table-cell table:style-name="ce13" office:value-type="string" calcext:value-type="string">
            <text:p>1755223</text:p>
          </table:table-cell>
          <table:table-cell table:style-name="ce21" office:value-type="string" calcext:value-type="string">
            <text:p>TL103WID </text:p>
          </table:table-cell>
          <table:table-cell table:style-name="ce44" office:value-type="float" office:value="0.665" calcext:value-type="float">
            <text:p>0,66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18862-1-ND</text:p>
          </table:table-cell>
          <table:table-cell table:style-name="ce73" office:value-type="float" office:value="0.61" calcext:value-type="float">
            <text:p>0,6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103WID</text:p>
          </table:table-cell>
          <table:table-cell table:style-name="ce73" office:value-type="float" office:value="0.706" calcext:value-type="float">
            <text:p>0,7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9-5334</text:p>
          </table:table-cell>
          <table:table-cell table:style-name="ce90" office:value-type="string" calcext:value-type="string">
            <text:p>TL103WID</text:p>
          </table:table-cell>
          <table:table-cell table:style-name="ce73" office:value-type="float" office:value="0.692" calcext:value-type="float">
            <text:p>0,692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Digikey" calcext:value-type="string">
            <text:p>Digikey</text:p>
          </table:table-cell>
          <table:table-cell table:style-name="ce127" table:formula="of:=IF([.B43]&lt;&gt;&quot;&quot;;MIN([.H43];[.K43];[.N43];[.R43];[.U43]);&quot;&quot;)" office:value-type="currency" office:currency="EUR" office:value="0.61" calcext:value-type="currency">
            <text:p>0,610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JP3, R6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123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11" calcext:value-type="float">
            <text:p>0,01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48" calcext:value-type="float">
            <text:p>0,01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2" calcext:value-type="float">
            <text:p>2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0.011" calcext:value-type="currency">
            <text:p>0,011 €</text:p>
          </table:table-cell>
          <table:table-cell table:style-name="ce121" table:formula="of:=[.B44]" office:value-type="float" office:value="2" calcext:value-type="float">
            <text:p>2</text:p>
          </table:table-cell>
          <table:table-cell table:style-name="ce138" table:formula="of:=[.Z44]*[.AA44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33" office:value-type="string" calcext:value-type="string">
            <text:p>L1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817-2186-ND </text:p>
          </table:table-cell>
          <table:table-cell table:style-name="ce73" office:value-type="float" office:value="1.55" calcext:value-type="float">
            <text:p>1,5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31-RN214-2.5-02-3M3</text:p>
          </table:table-cell>
          <table:table-cell table:style-name="ce73" office:value-type="float" office:value="1.46" calcext:value-type="float">
            <text:p>1,4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33-6257</text:p>
          </table:table-cell>
          <table:table-cell table:style-name="ce90" office:value-type="string" calcext:value-type="string">
            <text:p>RN214-2.5-02-3M3 </text:p>
          </table:table-cell>
          <table:table-cell table:style-name="ce73" office:value-type="float" office:value="1.742" calcext:value-type="float">
            <text:p>1,742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1" calcext:value-type="float">
            <text:p>1</text:p>
          </table:table-cell>
          <table:table-cell table:style-name="ce80" table:formula="of:=IF([.W45]&lt;&gt;&quot;&quot;;&quot;&quot;;[.B45])">
            <text:p/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1.46" calcext:value-type="currency">
            <text:p>1,460 €</text:p>
          </table:table-cell>
          <table:table-cell table:style-name="ce121" table:formula="of:=[.B45]" office:value-type="float" office:value="1" calcext:value-type="float">
            <text:p>1</text:p>
          </table:table-cell>
          <table:table-cell table:style-name="ce138" table:formula="of:=[.Z45]*[.AA45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0403 inductor</text:p>
          </table:table-cell>
          <table:table-cell table:style-name="ce34" office:value-type="string" calcext:value-type="string">
            <text:p>L2, L3, L4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1285" calcext:value-type="currency">
            <text:p>0,129 €</text:p>
          </table:table-cell>
          <table:table-cell table:style-name="ce121" table:formula="of:=[.B46]" office:value-type="float" office:value="3" calcext:value-type="float">
            <text:p>3</text:p>
          </table:table-cell>
          <table:table-cell table:style-name="ce138" table:formula="of:=[.Z46]*[.AA46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33" office:value-type="string" calcext:value-type="string">
            <text:p>L5, L6</text:p>
          </table:table-cell>
          <table:table-cell table:style-name="ce13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44" office:value-type="float" office:value="5.14" calcext:value-type="float">
            <text:p>5,1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2466-ND</text:p>
          </table:table-cell>
          <table:table-cell table:style-name="ce73" office:value-type="float" office:value="2.54" calcext:value-type="float">
            <text:p>2,5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60B684C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9-6427</text:p>
          </table:table-cell>
          <table:table-cell table:style-name="ce90" office:value-type="string" calcext:value-type="string">
            <text:p>60B684C</text:p>
          </table:table-cell>
          <table:table-cell table:style-name="ce73" office:value-type="float" office:value="2.65" calcext:value-type="float">
            <text:p>2,6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52" calcext:value-type="currency">
            <text:p>2,520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2" office:value-type="string" calcext:value-type="string">
            <text:p>Vishay power inductor</text:p>
          </table:table-cell>
          <table:table-cell table:style-name="ce34" office:value-type="string" calcext:value-type="string">
            <text:p>L7</text:p>
          </table:table-cell>
          <table:table-cell table:style-name="ce14" office:value-type="string" calcext:value-type="string">
            <text:p>1741325</text:p>
          </table:table-cell>
          <table:table-cell table:style-name="ce22" office:value-type="string" calcext:value-type="string">
            <text:p>IHLP2020CZER3R3M11 </text:p>
          </table:table-cell>
          <table:table-cell table:style-name="ce45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41-1237-1-ND</text:p>
          </table:table-cell>
          <table:table-cell table:style-name="ce74" office:value-type="float" office:value="2.04" calcext:value-type="float">
            <text:p>2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0-IHLP2020CZER3R3M1</text:p>
          </table:table-cell>
          <table:table-cell table:style-name="ce74" office:value-type="float" office:value="2.14" calcext:value-type="float">
            <text:p>2,1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1.94" calcext:value-type="currency">
            <text:p>1,940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TST-C170YKT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ED1</text:p>
          </table:table-cell>
          <table:table-cell table:style-name="ce13" office:value-type="string" calcext:value-type="string">
            <text:p>2062217</text:p>
          </table:table-cell>
          <table:table-cell table:style-name="ce21" office:value-type="string" calcext:value-type="string">
            <text:p>SML-LX0805YC-TR </text:p>
          </table:table-cell>
          <table:table-cell table:style-name="ce44" office:value-type="float" office:value="0.208" calcext:value-type="float">
            <text:p>0,20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0-1175-1-ND</text:p>
          </table:table-cell>
          <table:table-cell table:style-name="ce73" office:value-type="float" office:value="0.32" calcext:value-type="float">
            <text:p>0,3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9-LTST-C170YK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92-0925</text:p>
          </table:table-cell>
          <table:table-cell table:style-name="ce90" office:value-type="string" calcext:value-type="string">
            <text:p>LTST-C170YKT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LTST-C170YKT</text:p>
          </table:table-cell>
          <table:table-cell table:style-name="ce44" office:value-type="float" office:value="0.05433" calcext:value-type="float">
            <text:p>0,05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05433" calcext:value-type="currency">
            <text:p>0,054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TLP291-GB.SE-T</text:p>
          </table:table-cell>
          <table:table-cell table:style-name="ce22" office:value-type="string" calcext:value-type="string">
            <text:p>SOIC4</text:p>
          </table:table-cell>
          <table:table-cell table:style-name="ce34" office:value-type="string" calcext:value-type="string">
            <text:p>OK1, OK2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RS" calcext:value-type="string">
            <text:p>RS</text:p>
          </table:table-cell>
          <table:table-cell table:style-name="ce127" table:formula="of:=IF([.B50]&lt;&gt;&quot;&quot;;MIN([.H50];[.K50];[.N50];[.R50];[.U50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0]*[.AA50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1</text:p>
          </table:table-cell>
          <table:table-cell table:style-name="ce13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4" office:value-type="float" office:value="0.138" calcext:value-type="float">
            <text:p>0,13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CP56-16T1G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71-BCP56-16-T/R</text:p>
          </table:table-cell>
          <table:table-cell table:style-name="ce73" office:value-type="float" office:value="0.349" calcext:value-type="float">
            <text:p>0,34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7633</text:p>
          </table:table-cell>
          <table:table-cell table:style-name="ce90" office:value-type="string" calcext:value-type="string">
            <text:p>BCP56-16T3G</text:p>
          </table:table-cell>
          <table:table-cell table:style-name="ce73" office:value-type="float" office:value="0.138" calcext:value-type="float">
            <text:p>0,13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BCP56-16.115</text:p>
          </table:table-cell>
          <table:table-cell table:style-name="ce44" office:value-type="float" office:value="0.146" calcext:value-type="float">
            <text:p>0,14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7" table:formula="of:=IF([.B51]&lt;&gt;&quot;&quot;;MIN([.H51];[.K51];[.N51];[.R51];[.U51]);&quot;&quot;)" office:value-type="currency" office:currency="EUR" office:value="0.138" calcext:value-type="currency">
            <text:p>0,138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138" calcext:value-type="float">
            <text:p>0,138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C3M0280090D</text:p>
          </table:table-cell>
          <table:table-cell table:style-name="ce22" office:value-type="string" calcext:value-type="string">
            <text:p>THT, TO-247</text:p>
          </table:table-cell>
          <table:table-cell table:style-name="ce34" office:value-type="string" calcext:value-type="string">
            <text:p>Q2, Q3, Q4, Q5</text:p>
          </table:table-cell>
          <table:table-cell table:style-name="ce14" office:value-type="string" calcext:value-type="string">
            <text:p>2630827</text:p>
          </table:table-cell>
          <table:table-cell table:style-name="ce22" office:value-type="string" calcext:value-type="string">
            <text:p>C3M0280090D</text:p>
          </table:table-cell>
          <table:table-cell table:style-name="ce45" office:value-type="float" office:value="3.71" calcext:value-type="float">
            <text:p>3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3M0280090D-ND</text:p>
          </table:table-cell>
          <table:table-cell table:style-name="ce74" office:value-type="float" office:value="3.11" calcext:value-type="float">
            <text:p>3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M0280090D</text:p>
          </table:table-cell>
          <table:table-cell table:style-name="ce74" office:value-type="float" office:value="2.95" calcext:value-type="float">
            <text:p>2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915-8842</text:p>
          </table:table-cell>
          <table:table-cell table:style-name="ce91" office:value-type="string" calcext:value-type="string">
            <text:p>C3M0280090D</text:p>
          </table:table-cell>
          <table:table-cell table:style-name="ce74" office:value-type="float" office:value="3.1" calcext:value-type="float">
            <text:p>3,100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4" calcext:value-type="float">
            <text:p>4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7" table:formula="of:=IF([.B52]&lt;&gt;&quot;&quot;;MIN([.H52];[.K52];[.N52];[.R52];[.U52]);&quot;&quot;)" office:value-type="currency" office:currency="EUR" office:value="2.95" calcext:value-type="currency">
            <text:p>2,950 €</text:p>
          </table:table-cell>
          <table:table-cell table:style-name="ce121" table:formula="of:=[.B52]" office:value-type="float" office:value="4" calcext:value-type="float">
            <text:p>4</text:p>
          </table:table-cell>
          <table:table-cell table:style-name="ce138" table:formula="of:=[.Z52]*[.AA52]" office:value-type="float" office:value="11.8" calcext:value-type="float">
            <text:p>11,8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Option #1: IPB144N12N3G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480804</text:p>
          </table:table-cell>
          <table:table-cell table:style-name="ce21" office:value-type="string" calcext:value-type="string">
            <text:p>IPB144N12N3GATMA1</text:p>
          </table:table-cell>
          <table:table-cell table:style-name="ce44" office:value-type="float" office:value="1.31" calcext:value-type="float">
            <text:p>1,31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IPB144N12N3GATMA1CT-ND</text:p>
          </table:table-cell>
          <table:table-cell table:style-name="ce73" office:value-type="float" office:value="1.71" calcext:value-type="float">
            <text:p>1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IPB144N12N3G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97-7201</text:p>
          </table:table-cell>
          <table:table-cell table:style-name="ce90" office:value-type="string" calcext:value-type="string">
            <text:p>IPB144N12N3GATMA1</text:p>
          </table:table-cell>
          <table:table-cell table:style-name="ce73" office:value-type="float" office:value="1.166" calcext:value-type="float">
            <text:p>1,166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IPB144N12N3GATMA1</text:p>
          </table:table-cell>
          <table:table-cell table:style-name="ce44" office:value-type="float" office:value="1.09" calcext:value-type="float">
            <text:p>1,0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53]&lt;&gt;&quot;&quot;;&quot;&quot;;[.B53])" office:value-type="float" office:value="2" calcext:value-type="float">
            <text:p>2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1.09" calcext:value-type="currency">
            <text:p>1,09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3]*[.AA53]" office:value-type="float" office:value="2.18" calcext:value-type="float">
            <text:p>2,180</text:p>
          </table:table-cell>
          <table:table-cell table:style-name="ce148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2: FDD86250-F085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Q7, Q8</text:p>
          </table:table-cell>
          <table:table-cell table:style-name="ce14" office:value-type="string" calcext:value-type="string">
            <text:p>2895710</text:p>
          </table:table-cell>
          <table:table-cell table:style-name="ce22" office:value-type="string" calcext:value-type="string">
            <text:p>FDD86250-F085</text:p>
          </table:table-cell>
          <table:table-cell table:style-name="ce45" office:value-type="float" office:value="0.661" calcext:value-type="float">
            <text:p>0,66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FDD86250-F085OSCT-ND</text:p>
          </table:table-cell>
          <table:table-cell table:style-name="ce74" office:value-type="float" office:value="1.62" calcext:value-type="float">
            <text:p>1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63-FDD86250-F085</text:p>
          </table:table-cell>
          <table:table-cell table:style-name="ce74" office:value-type="float" office:value="1.28" calcext:value-type="float">
            <text:p>1,2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148" table:number-columns-repeated="987"/>
          <table:table-cell table:number-columns-repeated="9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3: IRFS4321PBF</text:p>
          </table:table-cell>
          <table:table-cell table:style-name="ce21" office:value-type="string" calcext:value-type="string">
            <text:p>TO-263 (D2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1436980</text:p>
          </table:table-cell>
          <table:table-cell table:style-name="ce21" office:value-type="string" calcext:value-type="string">
            <text:p>IRFS4321PBF</text:p>
          </table:table-cell>
          <table:table-cell table:style-name="ce44" office:value-type="float" office:value="2.74" calcext:value-type="float">
            <text:p>2,74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IRFS4321PBF-ND</text:p>
          </table:table-cell>
          <table:table-cell table:style-name="ce73" office:value-type="float" office:value="3.07" calcext:value-type="float">
            <text:p>3,0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2-IRFS4321PBF</text:p>
          </table:table-cell>
          <table:table-cell table:style-name="ce73" office:value-type="float" office:value="2.52" calcext:value-type="float">
            <text:p>2,5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95-877</text:p>
          </table:table-cell>
          <table:table-cell table:style-name="ce90" office:value-type="string" calcext:value-type="string">
            <text:p>IRFS4321PBF</text:p>
          </table:table-cell>
          <table:table-cell table:style-name="ce73" office:value-type="float" office:value="2.45" calcext:value-type="float">
            <text:p>2,45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IRFS4321PBF</text:p>
          </table:table-cell>
          <table:table-cell table:style-name="ce44" office:value-type="float" office:value="1.21" calcext:value-type="float">
            <text:p>1,21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4: SUD80460E-GE</text:p>
          </table:table-cell>
          <table:table-cell table:style-name="ce22" office:value-type="string" calcext:value-type="string">
            <text:p>TO-252 (DPAK)</text:p>
          </table:table-cell>
          <table:table-cell table:style-name="ce34" office:value-type="string" calcext:value-type="string">
            <text:p>Q7, Q8</text:p>
          </table:table-cell>
          <table:table-cell table:style-name="ce14" office:value-type="string" calcext:value-type="string">
            <text:p>2708325</text:p>
          </table:table-cell>
          <table:table-cell table:style-name="ce22" office:value-type="string" calcext:value-type="string">
            <text:p>SUD80460E-GE3</text:p>
          </table:table-cell>
          <table:table-cell table:style-name="ce45" office:value-type="float" office:value="1.09" calcext:value-type="float">
            <text:p>1,09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UD80460E-GE3-ND</text:p>
          </table:table-cell>
          <table:table-cell table:style-name="ce74" office:value-type="float" office:value="0.97" calcext:value-type="float">
            <text:p>0,9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8-SUD80460E-GE3</text:p>
          </table:table-cell>
          <table:table-cell table:style-name="ce74" office:value-type="float" office:value="0.84" calcext:value-type="float">
            <text:p>0,8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220K</text:p>
          </table:table-cell>
          <table:table-cell table:style-name="ce21" office:value-type="string" calcext:value-type="string">
            <text:p>R1206</text:p>
          </table:table-cell>
          <table:table-cell table:style-name="ce33" office:value-type="string" calcext:value-type="string">
            <text:p>R1, R2, R7, R8, R38</text:p>
          </table:table-cell>
          <table:table-cell table:style-name="ce13" office:value-type="string" calcext:value-type="string">
            <text:p>2861964</text:p>
          </table:table-cell>
          <table:table-cell table:style-name="ce21" office:value-type="string" calcext:value-type="string">
            <text:p>CRGCQ1206J220K</text:p>
          </table:table-cell>
          <table:table-cell table:style-name="ce44" office:value-type="float" office:value="0.0115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2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91-WR12X2203FT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574</text:p>
          </table:table-cell>
          <table:table-cell table:style-name="ce90" office:value-type="string" calcext:value-type="string">
            <text:p>CRG1206F220K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220K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5" calcext:value-type="float">
            <text:p>5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RS" calcext:value-type="string">
            <text:p>RS</text:p>
          </table:table-cell>
          <table:table-cell table:style-name="ce127" table:formula="of:=IF([.B57]&lt;&gt;&quot;&quot;;MIN([.H57];[.K57];[.N57];[.R57];[.U57]);&quot;&quot;)" office:value-type="currency" office:currency="EUR" office:value="0.004" calcext:value-type="currency">
            <text:p>0,004 €</text:p>
          </table:table-cell>
          <table:table-cell table:style-name="ce121" table:formula="of:=[.B57]" office:value-type="float" office:value="5" calcext:value-type="float">
            <text:p>5</text:p>
          </table:table-cell>
          <table:table-cell table:style-name="ce138" table:formula="of:=[.Z57]*[.AA57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2, R75</text:p>
          </table:table-cell>
          <table:table-cell table:style-name="ce14" office:value-type="string" calcext:value-type="string">
            <text:p>1652925</text:p>
          </table:table-cell>
          <table:table-cell table:style-name="ce22" office:value-type="string" calcext:value-type="string">
            <text:p>CRCW080516K0FKEA</text:p>
          </table:table-cell>
          <table:table-cell table:style-name="ce45" office:value-type="float" office:value="0.036" calcext:value-type="float">
            <text:p>0,03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6.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16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920</text:p>
          </table:table-cell>
          <table:table-cell table:style-name="ce91" office:value-type="string" calcext:value-type="string">
            <text:p>CRCW080516K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6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2" calcext:value-type="float">
            <text:p>2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7" table:formula="of:=IF([.B58]&lt;&gt;&quot;&quot;;MIN([.H58];[.K58];[.N58];[.R58];[.U58]);&quot;&quot;)" office:value-type="currency" office:currency="EUR" office:value="0.014" calcext:value-type="currency">
            <text:p>0,014 €</text:p>
          </table:table-cell>
          <table:table-cell table:style-name="ce121" table:formula="of:=[.B58]" office:value-type="float" office:value="2" calcext:value-type="float">
            <text:p>2</text:p>
          </table:table-cell>
          <table:table-cell table:style-name="ce138" table:formula="of:=[.Z58]*[.AA58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K1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</text:p>
          </table:table-cell>
          <table:table-cell table:style-name="ce13" office:value-type="string" calcext:value-type="string">
            <text:p>1469937</text:p>
          </table:table-cell>
          <table:table-cell table:style-name="ce21" office:value-type="string" calcext:value-type="string">
            <text:p>CRCW08055K10FKEA</text:p>
          </table:table-cell>
          <table:table-cell table:style-name="ce44" office:value-type="float" office:value="0.0383" calcext:value-type="float">
            <text:p>0,03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5.1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5K1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569</text:p>
          </table:table-cell>
          <table:table-cell table:style-name="ce90" office:value-type="string" calcext:value-type="string">
            <text:p>CRCW08055K1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5K1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1" calcext:value-type="float">
            <text:p>1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Mouser" calcext:value-type="string">
            <text:p>Mouser</text:p>
          </table:table-cell>
          <table:table-cell table:style-name="ce127" table:formula="of:=IF([.B59]&lt;&gt;&quot;&quot;;MIN([.H59];[.K59];[.N59];[.R59];[.U59]);&quot;&quot;)" office:value-type="currency" office:currency="EUR" office:value="0.02" calcext:value-type="currency">
            <text:p>0,020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4, R69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2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2" calcext:value-type="float">
            <text:p>2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127" table:formula="of:=IF([.B60]&lt;&gt;&quot;&quot;;MIN([.H60];[.K60];[.N60];[.R60];[.U60]);&quot;&quot;)" office:value-type="currency" office:currency="EUR" office:value="0.0189" calcext:value-type="currency">
            <text:p>0,019 €</text:p>
          </table:table-cell>
          <table:table-cell table:style-name="ce121" table:formula="of:=[.B60]" office:value-type="float" office:value="2" calcext:value-type="float">
            <text:p>2</text:p>
          </table:table-cell>
          <table:table-cell table:style-name="ce138" table:formula="of:=[.Z60]*[.AA60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, R23, R63, R65, R74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90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5" calcext:value-type="float">
            <text:p>5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RS" calcext:value-type="string">
            <text:p>RS</text:p>
          </table:table-cell>
          <table:table-cell table:style-name="ce127" table:formula="of:=IF([.B61]&lt;&gt;&quot;&quot;;MIN([.H61];[.K61];[.N61];[.R61];[.U61]);&quot;&quot;)" office:value-type="currency" office:currency="EUR" office:value="0.002" calcext:value-type="currency">
            <text:p>0,002 €</text:p>
          </table:table-cell>
          <table:table-cell table:style-name="ce121" table:formula="of:=[.B61]" office:value-type="float" office:value="5" calcext:value-type="float">
            <text:p>5</text:p>
          </table:table-cell>
          <table:table-cell table:style-name="ce138" table:formula="of:=[.Z61]*[.AA61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7, R21, R37, R59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4" calcext:value-type="float">
            <text:p>4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7" table:formula="of:=IF([.B62]&lt;&gt;&quot;&quot;;MIN([.H62];[.K62];[.N62];[.R62];[.U62]);&quot;&quot;)" office:value-type="currency" office:currency="EUR" office:value="0.0094" calcext:value-type="currency">
            <text:p>0,009 €</text:p>
          </table:table-cell>
          <table:table-cell table:style-name="ce121" table:formula="of:=[.B62]" office:value-type="float" office:value="4" calcext:value-type="float">
            <text:p>4</text:p>
          </table:table-cell>
          <table:table-cell table:style-name="ce138" table:formula="of:=[.Z62]*[.AA62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8, R66, R68, R72</text:p>
          </table:table-cell>
          <table:table-cell table:style-name="ce13" office:value-type="string" calcext:value-type="string">
            <text:p>1469956</text:p>
          </table:table-cell>
          <table:table-cell table:style-name="ce21" office:value-type="string" calcext:value-type="string">
            <text:p>CRCW0805750RFKEA</text:p>
          </table:table-cell>
          <table:table-cell table:style-name="ce44" office:value-type="float" office:value="0.0383" calcext:value-type="float">
            <text:p>0,03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750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75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660</text:p>
          </table:table-cell>
          <table:table-cell table:style-name="ce90" office:value-type="string" calcext:value-type="string">
            <text:p>CRCW0805750R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0805750R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4" calcext:value-type="float">
            <text:p>4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Mouser" calcext:value-type="string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02" calcext:value-type="currency">
            <text:p>0,020 €</text:p>
          </table:table-cell>
          <table:table-cell table:style-name="ce121" table:formula="of:=[.B63]" office:value-type="float" office:value="4" calcext:value-type="float">
            <text:p>4</text:p>
          </table:table-cell>
          <table:table-cell table:style-name="ce138" table:formula="of:=[.Z63]*[.AA63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2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9, R70</text:p>
          </table:table-cell>
          <table:table-cell table:style-name="ce14" office:value-type="string" calcext:value-type="string">
            <text:p>1100220</text:p>
          </table:table-cell>
          <table:table-cell table:style-name="ce22" office:value-type="string" calcext:value-type="string">
            <text:p>WCR1206-12KFI</text:p>
          </table:table-cell>
          <table:table-cell table:style-name="ce45" office:value-type="float" office:value="0.0204" calcext:value-type="float">
            <text:p>0,02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2.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1202ELF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401</text:p>
          </table:table-cell>
          <table:table-cell table:style-name="ce91" office:value-type="string" calcext:value-type="string">
            <text:p>CRG1206F12K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1206JR-0712K</text:p>
          </table:table-cell>
          <table:table-cell table:style-name="ce45" office:value-type="float" office:value="0.01791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2" calcext:value-type="float">
            <text:p>2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7" table:formula="of:=IF([.B64]&lt;&gt;&quot;&quot;;MIN([.H64];[.K64];[.N64];[.R64];[.U64]);&quot;&quot;)" office:value-type="currency" office:currency="EUR" office:value="0.008" calcext:value-type="currency">
            <text:p>0,008 €</text:p>
          </table:table-cell>
          <table:table-cell table:style-name="ce121" table:formula="of:=[.B64]" office:value-type="float" office:value="2" calcext:value-type="float">
            <text:p>2</text:p>
          </table:table-cell>
          <table:table-cell table:style-name="ce138" table:formula="of:=[.Z64]*[.AA64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2, R44, R51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5" calcext:value-type="currency">
            <text:p>0,015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4</text:p>
          </table:table-cell>
          <table:table-cell table:style-name="ce14" office:value-type="string" calcext:value-type="string">
            <text:p>2447714</text:p>
          </table:table-cell>
          <table:table-cell table:style-name="ce22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 calcext:value-type="currency">
            <text:p>0,012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116" calcext:value-type="float">
            <text:p>0,01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, R27, R34, R35, R36, R43, R58</text:p>
          </table:table-cell>
          <table:table-cell table:style-name="ce13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085</text:p>
          </table:table-cell>
          <table:table-cell table:style-name="ce90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7" calcext:value-type="float">
            <text:p>7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3096" calcext:value-type="currency">
            <text:p>0,031 €</text:p>
          </table:table-cell>
          <table:table-cell table:style-name="ce121" table:formula="of:=[.B67]" office:value-type="float" office:value="7" calcext:value-type="float">
            <text:p>7</text:p>
          </table:table-cell>
          <table:table-cell table:style-name="ce138" table:formula="of:=[.Z67]*[.AA67]" office:value-type="float" office:value="0.21672" calcext:value-type="float">
            <text:p>0,217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8, R30, R54</text:p>
          </table:table-cell>
          <table:table-cell table:style-name="ce14" office:value-type="string" calcext:value-type="string">
            <text:p>2447552</text:p>
          </table:table-cell>
          <table:table-cell table:style-name="ce22" office:value-type="string" calcext:value-type="string">
            <text:p>MCWR08X1000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7</text:p>
          </table:table-cell>
          <table:table-cell table:style-name="ce91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3" calcext:value-type="float">
            <text:p>3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14" calcext:value-type="currency">
            <text:p>0,014 €</text:p>
          </table:table-cell>
          <table:table-cell table:style-name="ce121" table:formula="of:=[.B68]" office:value-type="float" office:value="3" calcext:value-type="float">
            <text:p>3</text:p>
          </table:table-cell>
          <table:table-cell table:style-name="ce138" table:formula="of:=[.Z68]*[.AA68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29, R31, R40, R41, R55, R56, R61, R62</text:p>
          </table:table-cell>
          <table:table-cell table:style-name="ce13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44" office:value-type="float" office:value="0.38" calcext:value-type="float">
            <text:p>0,3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4-0187</text:p>
          </table:table-cell>
          <table:table-cell table:style-name="ce90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69]&lt;&gt;&quot;&quot;;&quot;&quot;;[.B69])" office:value-type="float" office:value="8" calcext:value-type="float">
            <text:p>8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715" calcext:value-type="currency">
            <text:p>0,072 €</text:p>
          </table:table-cell>
          <table:table-cell table:style-name="ce121" table:formula="of:=[.B69]" office:value-type="float" office:value="8" calcext:value-type="float">
            <text:p>8</text:p>
          </table:table-cell>
          <table:table-cell table:style-name="ce138" table:formula="of:=[.Z69]*[.AA69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, R6, R10, R11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4" calcext:value-type="float">
            <text:p>4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094" calcext:value-type="currency">
            <text:p>0,009 €</text:p>
          </table:table-cell>
          <table:table-cell table:style-name="ce121" table:formula="of:=[.B70]" office:value-type="float" office:value="4" calcext:value-type="float">
            <text:p>4</text:p>
          </table:table-cell>
          <table:table-cell table:style-name="ce138" table:formula="of:=[.Z70]*[.AA70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2, R39</text:p>
          </table:table-cell>
          <table:table-cell table:style-name="ce13" office:value-type="string" calcext:value-type="string">
            <text:p>2447598</text:p>
          </table:table-cell>
          <table:table-cell table:style-name="ce21" office:value-type="string" calcext:value-type="string">
            <text:p>MCWR08W1R00FTL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1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151</text:p>
          </table:table-cell>
          <table:table-cell table:style-name="ce90" office:value-type="string" calcext:value-type="string">
            <text:p>CR0805-J/-1R0ELF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R-1%</text:p>
          </table:table-cell>
          <table:table-cell table:style-name="ce44" office:value-type="float" office:value="0.03158" calcext:value-type="float">
            <text:p>0,03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2" calcext:value-type="float">
            <text:p>2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16" calcext:value-type="currency">
            <text:p>0,012 €</text:p>
          </table:table-cell>
          <table:table-cell table:style-name="ce121" table:formula="of:=[.B71]" office:value-type="float" office:value="2" calcext:value-type="float">
            <text:p>2</text:p>
          </table:table-cell>
          <table:table-cell table:style-name="ce138" table:formula="of:=[.Z71]*[.AA71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30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3, R48, R73</text:p>
          </table:table-cell>
          <table:table-cell table:style-name="ce14" office:value-type="string" calcext:value-type="string">
            <text:p>2303701</text:p>
          </table:table-cell>
          <table:table-cell table:style-name="ce22" office:value-type="string" calcext:value-type="string">
            <text:p>ERJ6ENF3002V</text:p>
          </table:table-cell>
          <table:table-cell table:style-name="ce45" office:value-type="float" office:value="0.058" calcext:value-type="float">
            <text:p>0,05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P30.0KCCT-ND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MD0805-3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3" calcext:value-type="float">
            <text:p>3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Mouser" calcext:value-type="string">
            <text:p>Mouser</text:p>
          </table:table-cell>
          <table:table-cell table:style-name="ce127" table:formula="of:=IF([.B72]&lt;&gt;&quot;&quot;;MIN([.H72];[.K72];[.N72];[.R72];[.U72]);&quot;&quot;)" office:value-type="currency" office:currency="EUR" office:value="0.014" calcext:value-type="currency">
            <text:p>0,014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42" calcext:value-type="float">
            <text:p>0,042</text:p>
          </table:table-cell>
          <table:table-cell table:style-name="ce148" table:number-columns-repeated="987"/>
          <table:table-cell table:number-columns-repeated="9"/>
        </table:table-row>
        <table:table-row table:style-name="ro6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, R46, R47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/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220R</text:p>
          </table:table-cell>
          <table:table-cell table:style-name="ce44" office:value-type="float" office:value="0.00714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3" calcext:value-type="float">
            <text:p>3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7" table:formula="of:=IF([.B73]&lt;&gt;&quot;&quot;;MIN([.H73];[.K73];[.N73];[.R73];[.U73]);&quot;&quot;)" office:value-type="currency" office:currency="EUR" office:value="0.00714" calcext:value-type="currency">
            <text:p>0,007 €</text:p>
          </table:table-cell>
          <table:table-cell table:style-name="ce121" table:formula="of:=[.B73]" office:value-type="float" office:value="3" calcext:value-type="float">
            <text:p>3</text:p>
          </table:table-cell>
          <table:table-cell table:style-name="ce138" table:formula="of:=[.Z73]*[.AA73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45</text:p>
          </table:table-cell>
          <table:table-cell table:style-name="ce14" office:value-type="string" calcext:value-type="string">
            <text:p>2447711</text:p>
          </table:table-cell>
          <table:table-cell table:style-name="ce2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91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7" table:formula="of:=IF([.B74]&lt;&gt;&quot;&quot;;MIN([.H74];[.K74];[.N74];[.R74];[.U74]);&quot;&quot;)" office:value-type="currency" office:currency="EUR" office:value="0.006" calcext:value-type="currency">
            <text:p>0,006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8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9</text:p>
          </table:table-cell>
          <table:table-cell table:style-name="ce13" office:value-type="string" calcext:value-type="string">
            <text:p>2447729</text:p>
          </table:table-cell>
          <table:table-cell table:style-name="ce21" office:value-type="string" calcext:value-type="string">
            <text:p>MCWR08X8202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82.0KCCT-ND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82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85</text:p>
          </table:table-cell>
          <table:table-cell table:style-name="ce90" office:value-type="string" calcext:value-type="string">
            <text:p>CRG0805F82K</text:p>
          </table:table-cell>
          <table:table-cell table:style-name="ce73" office:value-type="float" office:value="0.025" calcext:value-type="float">
            <text:p>0,025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82K-1%</text:p>
          </table:table-cell>
          <table:table-cell table:style-name="ce44" office:value-type="float" office:value="0.00771" calcext:value-type="float">
            <text:p>0,00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1" calcext:value-type="float">
            <text:p>1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7" table:formula="of:=IF([.B75]&lt;&gt;&quot;&quot;;MIN([.H75];[.K75];[.N75];[.R75];[.U75]);&quot;&quot;)" office:value-type="currency" office:currency="EUR" office:value="0.00771" calcext:value-type="currency">
            <text:p>0,008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5, R20</text:p>
          </table:table-cell>
          <table:table-cell table:style-name="ce14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JW-182ELF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61</text:p>
          </table:table-cell>
          <table:table-cell table:style-name="ce91" office:value-type="string" calcext:value-type="string">
            <text:p>CRG0805F1K8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2" calcext:value-type="float">
            <text:p>2</text:p>
          </table:table-cell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Mouser" calcext:value-type="string">
            <text:p>Mouser</text:p>
          </table:table-cell>
          <table:table-cell table:style-name="ce127" table:formula="of:=IF([.B76]&lt;&gt;&quot;&quot;;MIN([.H76];[.K76];[.N76];[.R76];[.U76]);&quot;&quot;)" office:value-type="currency" office:currency="EUR" office:value="0.008" calcext:value-type="currency">
            <text:p>0,008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R3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7, R60</text:p>
          </table:table-cell>
          <table:table-cell table:style-name="ce13" office:value-type="float" office:value="2447656" calcext:value-type="float">
            <text:p>2447656</text:p>
          </table:table-cell>
          <table:table-cell table:style-name="ce21" office:value-type="string" calcext:value-type="string">
            <text:p>MCWR08W3R30FTL </text:p>
          </table:table-cell>
          <table:table-cell table:style-name="ce44" office:value-type="float" office:value="0.0116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3R3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R3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4-4140</text:p>
          </table:table-cell>
          <table:table-cell table:style-name="ce90" office:value-type="string" calcext:value-type="string">
            <text:p>CRL0805-FW-3R30ELF</text:p>
          </table:table-cell>
          <table:table-cell table:style-name="ce73" office:value-type="float" office:value="0.045" calcext:value-type="float">
            <text:p>0,04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RCW08053R30FKTABC</text:p>
          </table:table-cell>
          <table:table-cell table:style-name="ce44" office:value-type="float" office:value="0.02863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2" calcext:value-type="float">
            <text:p>2</text:p>
          </table:table-cell>
          <table:table-cell table:style-name="ce121" table:formula="of:=IF([.Z77]=[.H79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9];[.K77];[.N77];[.R77];[.U77]);&quot;&quot;)" office:value-type="currency" office:currency="EUR" office:value="0.0094" calcext:value-type="currency">
            <text:p>0,009 €</text:p>
          </table:table-cell>
          <table:table-cell table:style-name="ce121" table:formula="of:=[.B77]" office:value-type="float" office:value="2" calcext:value-type="float">
            <text:p>2</text:p>
          </table:table-cell>
          <table:table-cell table:style-name="ce138" table:formula="of:=[.Z77]*[.AA77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16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64</text:p>
          </table:table-cell>
          <table:table-cell table:style-name="ce14" office:value-type="string" calcext:value-type="string">
            <text:p>2695035</text:p>
          </table:table-cell>
          <table:table-cell table:style-name="ce22" office:value-type="string" calcext:value-type="string">
            <text:p>MCWR08X316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16K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RJ-6ENF3163V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CRCW0805316K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1" calcext:value-type="float">
            <text:p>1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 calcext:value-type="currency">
            <text:p>0,009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K3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1</text:p>
          </table:table-cell>
          <table:table-cell table:style-name="ce13" office:value-type="string" calcext:value-type="string">
            <text:p>2447651</text:p>
          </table:table-cell>
          <table:table-cell table:style-name="ce21" office:value-type="string" calcext:value-type="string">
            <text:p>MCWR08X33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.30K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-FX3301G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99</text:p>
          </table:table-cell>
          <table:table-cell table:style-name="ce90" office:value-type="string" calcext:value-type="string">
            <text:p>CRG0805F3K3</text:p>
          </table:table-cell>
          <table:table-cell table:style-name="ce73" office:value-type="float" office:value="0.027" calcext:value-type="float">
            <text:p>0,02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3K3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7" table:formula="of:=IF([.B79]&lt;&gt;&quot;&quot;;MIN([.H79];[.K79];[.N79];[.R79];[.U79]);&quot;&quot;)" office:value-type="currency" office:currency="EUR" office:value="0.0094" calcext:value-type="currency">
            <text:p>0,009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76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0]&lt;&gt;&quot;&quot;;&quot;&quot;;[.B80])" office:value-type="float" office:value="1" calcext:value-type="float">
            <text:p>1</text:p>
          </table:table-cell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18" calcext:value-type="currency">
            <text:p>0,018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9, R42</text:p>
          </table:table-cell>
          <table:table-cell table:style-name="ce13" office:value-type="string" calcext:value-type="string">
            <text:p>2447551</text:p>
          </table:table-cell>
          <table:table-cell table:style-name="ce21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90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81]&lt;&gt;&quot;&quot;;&quot;&quot;;[.B81])" office:value-type="float" office:value="2" calcext:value-type="float">
            <text:p>2</text:p>
          </table:table-cell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RS" calcext:value-type="string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0.007" calcext:value-type="currency">
            <text:p>0,007 €</text:p>
          </table:table-cell>
          <table:table-cell table:style-name="ce121" table:formula="of:=[.B81]" office:value-type="float" office:value="2" calcext:value-type="float">
            <text:p>2</text:p>
          </table:table-cell>
          <table:table-cell table:style-name="ce138" table:formula="of:=[.Z81]*[.AA81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3100C</text:p>
          </table:table-cell>
          <table:table-cell table:style-name="ce22" office:value-type="string" calcext:value-type="string">
            <text:p>Murata 5300 current transformer 1:100</text:p>
          </table:table-cell>
          <table:table-cell table:style-name="ce34" office:value-type="string" calcext:value-type="string">
            <text:p>TR2</text:p>
          </table:table-cell>
          <table:table-cell table:style-name="ce14" office:value-type="string" calcext:value-type="string">
            <text:p>2840104</text:p>
          </table:table-cell>
          <table:table-cell table:style-name="ce22" office:value-type="string" calcext:value-type="string">
            <text:p>53100C</text:p>
          </table:table-cell>
          <table:table-cell table:style-name="ce45" office:value-type="float" office:value="2.38" calcext:value-type="float">
            <text:p>2,3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811-1193-1-ND</text:p>
          </table:table-cell>
          <table:table-cell table:style-name="ce74" office:value-type="float" office:value="1.5" calcext:value-type="float">
            <text:p>1,50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80-53100C</text:p>
          </table:table-cell>
          <table:table-cell table:style-name="ce74" office:value-type="float" office:value="1.5" calcext:value-type="float">
            <text:p>1,5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5-7037</text:p>
          </table:table-cell>
          <table:table-cell table:style-name="ce91" office:value-type="string" calcext:value-type="string">
            <text:p>53100C</text:p>
          </table:table-cell>
          <table:table-cell table:style-name="ce74" office:value-type="float" office:value="1.48" calcext:value-type="float">
            <text:p>1,48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82]&lt;&gt;&quot;&quot;;&quot;&quot;;[.B82])" office:value-type="float" office:value="1" calcext:value-type="float">
            <text:p>1</text:p>
          </table:table-cell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7" table:formula="of:=IF([.B82]&lt;&gt;&quot;&quot;;MIN([.H82];[.K82];[.N82];[.R82];[.U82]);&quot;&quot;)" office:value-type="currency" office:currency="EUR" office:value="1.48" calcext:value-type="currency">
            <text:p>1,480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30-1039</text:p>
          </table:table-cell>
          <table:table-cell table:style-name="ce21" office:value-type="string" calcext:value-type="string">
            <text:p>THT, Minifit Jr. 3-pin</text:p>
          </table:table-cell>
          <table:table-cell table:style-name="ce33" office:value-type="string" calcext:value-type="string">
            <text:p>X2</text:p>
          </table:table-cell>
          <table:table-cell table:style-name="ce13" office:value-type="string" calcext:value-type="string">
            <text:p>2425045</text:p>
          </table:table-cell>
          <table:table-cell table:style-name="ce21" office:value-type="string" calcext:value-type="string">
            <text:p>39-30-1039</text:p>
          </table:table-cell>
          <table:table-cell table:style-name="ce44" office:value-type="float" office:value="0.453" calcext:value-type="float">
            <text:p>0,45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WM18442-ND </text:p>
          </table:table-cell>
          <table:table-cell table:style-name="ce73" office:value-type="float" office:value="0.57" calcext:value-type="float">
            <text:p>0,5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30-1039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5751</text:p>
          </table:table-cell>
          <table:table-cell table:style-name="ce90" office:value-type="string" calcext:value-type="string">
            <text:p>39-30-103</text:p>
          </table:table-cell>
          <table:table-cell table:style-name="ce73" office:value-type="float" office:value="0.584" calcext:value-type="float">
            <text:p>0,58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66-03A3</text:p>
          </table:table-cell>
          <table:table-cell table:style-name="ce44" office:value-type="float" office:value="0.3239" calcext:value-type="float">
            <text:p>0,32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3]&lt;&gt;&quot;&quot;;&quot;&quot;;[.B83])">
            <text:p/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N83];[.N83];[.R83];[.U83]);&quot;&quot;)" office:value-type="currency" office:currency="EUR" office:value="0.3239" calcext:value-type="currency">
            <text:p>0,324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90136-1208</text:p>
          </table:table-cell>
          <table:table-cell table:style-name="ce22" office:value-type="string" calcext:value-type="string">
            <text:p>THT, socket 8-pin</text:p>
          </table:table-cell>
          <table:table-cell table:style-name="ce34" office:value-type="string" calcext:value-type="string">
            <text:p>X3</text:p>
          </table:table-cell>
          <table:table-cell table:style-name="ce14" office:value-type="string" calcext:value-type="string">
            <text:p>9733833</text:p>
          </table:table-cell>
          <table:table-cell table:style-name="ce22" office:value-type="string" calcext:value-type="string">
            <text:p>90136-120</text:p>
          </table:table-cell>
          <table:table-cell table:style-name="ce45" office:value-type="float" office:value="1.18" calcext:value-type="float">
            <text:p>1,1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8229-ND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90136-1208 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60-6651</text:p>
          </table:table-cell>
          <table:table-cell table:style-name="ce91" office:value-type="string" calcext:value-type="string">
            <text:p>90136-120</text:p>
          </table:table-cell>
          <table:table-cell table:style-name="ce74" office:value-type="float" office:value="0.754" calcext:value-type="float">
            <text:p>0,7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90136-1208</text:p>
          </table:table-cell>
          <table:table-cell table:style-name="ce45" office:value-type="float" office:value="0.56" calcext:value-type="float">
            <text:p>0,560</text:p>
          </table:table-cell>
          <table:table-cell table:style-name="ce81" office:value-type="float" office:value="3" calcext:value-type="float">
            <text:p>3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4]&lt;&gt;&quot;&quot;;&quot;&quot;;[.B84])">
            <text:p/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56" calcext:value-type="currency">
            <text:p>0,560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23</text:p>
          </table:table-cell>
          <table:table-cell table:style-name="ce21" office:value-type="string" calcext:value-type="string">
            <text:p>THT, Minifit Jr. 2-pin</text:p>
          </table:table-cell>
          <table:table-cell table:style-name="ce33" office:value-type="string" calcext:value-type="string">
            <text:p>X4</text:p>
          </table:table-cell>
          <table:table-cell table:style-name="ce13" office:value-type="string" calcext:value-type="string">
            <text:p>9732080</text:p>
          </table:table-cell>
          <table:table-cell table:style-name="ce21" office:value-type="string" calcext:value-type="string">
            <text:p>39-28-1023</text:p>
          </table:table-cell>
          <table:table-cell table:style-name="ce44" office:value-type="float" office:value="0.367" calcext:value-type="float">
            <text:p>0,36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0-ND</text:p>
          </table:table-cell>
          <table:table-cell table:style-name="ce73" office:value-type="float" office:value="0.53" calcext:value-type="float">
            <text:p>0,5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23 </text:p>
          </table:table-cell>
          <table:table-cell table:style-name="ce73" office:value-type="float" office:value="0.53" calcext:value-type="float">
            <text:p>0,53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883</text:p>
          </table:table-cell>
          <table:table-cell table:style-name="ce90" office:value-type="string" calcext:value-type="string">
            <text:p>39-28-102</text:p>
          </table:table-cell>
          <table:table-cell table:style-name="ce73" office:value-type="float" office:value="0.354" calcext:value-type="float">
            <text:p>0,3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66-02A</text:p>
          </table:table-cell>
          <table:table-cell table:style-name="ce44" office:value-type="float" office:value="0.1036" calcext:value-type="float">
            <text:p>0,10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5]&lt;&gt;&quot;&quot;;&quot;&quot;;[.B85])">
            <text:p/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7" table:formula="of:=IF([.B85]&lt;&gt;&quot;&quot;;MIN([.H85];[.N85];[.N85];[.R85];[.U85]);&quot;&quot;)" office:value-type="currency" office:currency="EUR" office:value="0.1036" calcext:value-type="currency">
            <text:p>0,104 €</text:p>
          </table:table-cell>
          <table:table-cell table:style-name="ce121" table:formula="of:=[.B85]" office:value-type="float" office:value="1" calcext:value-type="float">
            <text:p>1</text:p>
          </table:table-cell>
          <table:table-cell table:style-name="ce138" table:formula="of:=[.Z85]*[.AA85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T52C20-DC</text:p>
          </table:table-cell>
          <table:table-cell table:style-name="ce22" office:value-type="string" calcext:value-type="string">
            <text:p>Zener SOD-123</text:p>
          </table:table-cell>
          <table:table-cell table:style-name="ce34" office:value-type="string" calcext:value-type="string">
            <text:p>ZD1</text:p>
          </table:table-cell>
          <table:table-cell table:style-name="ce14" office:value-type="string" calcext:value-type="string">
            <text:p>2824935</text:p>
          </table:table-cell>
          <table:table-cell table:style-name="ce22" office:value-type="string" calcext:value-type="string">
            <text:p>SZMMSZ5250BT1G</text:p>
          </table:table-cell>
          <table:table-cell table:style-name="ce45" office:value-type="float" office:value="0.0469" calcext:value-type="float">
            <text:p>0,04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8128-1-N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BZT52C20-13-F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214</text:p>
          </table:table-cell>
          <table:table-cell table:style-name="ce91" office:value-type="string" calcext:value-type="string">
            <text:p>BZT52C20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T52C20-DC</text:p>
          </table:table-cell>
          <table:table-cell table:style-name="ce45" office:value-type="float" office:value="0.0521" calcext:value-type="float">
            <text:p>0,052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7" table:formula="of:=IF([.B86]&lt;&gt;&quot;&quot;;MIN([.H86];[.N86];[.N86];[.R86];[.U86]);&quot;&quot;)" office:value-type="currency" office:currency="EUR" office:value="0.0469" calcext:value-type="currency">
            <text:p>0,047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X384-C13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2</text:p>
          </table:table-cell>
          <table:table-cell table:style-name="ce13" office:value-type="string" calcext:value-type="string">
            <text:p>1757851</text:p>
          </table:table-cell>
          <table:table-cell table:style-name="ce21" office:value-type="string" calcext:value-type="string">
            <text:p>PDZ13B,115</text:p>
          </table:table-cell>
          <table:table-cell table:style-name="ce44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716-1-ND</text:p>
          </table:table-cell>
          <table:table-cell table:style-name="ce73" office:value-type="float" office:value="0.13" calcext:value-type="float">
            <text:p>0,1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13BSF-7</text:p>
          </table:table-cell>
          <table:table-cell table:style-name="ce73" office:value-type="float" office:value="0.162" calcext:value-type="float">
            <text:p>0,16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198</text:p>
          </table:table-cell>
          <table:table-cell table:style-name="ce90" office:value-type="string" calcext:value-type="string">
            <text:p>BZT52C13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X384-C13.115</text:p>
          </table:table-cell>
          <table:table-cell table:style-name="ce44" office:value-type="float" office:value="0.0252" calcext:value-type="float">
            <text:p>0,025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7]&lt;&gt;&quot;&quot;;&quot;&quot;;[.B87])" office:value-type="float" office:value="1" calcext:value-type="float">
            <text:p>1</text:p>
          </table:table-cell>
          <table:table-cell table:style-name="ce121" table:formula="of:=IF([.Z87]=[.H87];&quot;Farnell&quot;; IF([.Z87]=[.N87]; &quot;Digikey&quot;; IF([.Z87]=[.N87]; &quot;Mouser&quot;; IF([.Z87]=[.R87]; &quot;RS&quot;; IF([.Z87]=[.U87]; &quot;TME&quot;)))))" office:value-type="string" office:string-value="TME" calcext:value-type="string">
            <text:p>TME</text:p>
          </table:table-cell>
          <table:table-cell table:style-name="ce127" table:formula="of:=IF([.B87]&lt;&gt;&quot;&quot;;MIN([.H87];[.N87];[.N87];[.R87];[.U87]);&quot;&quot;)" office:value-type="currency" office:currency="EUR" office:value="0.0252" calcext:value-type="currency">
            <text:p>0,025 €</text:p>
          </table:table-cell>
          <table:table-cell table:style-name="ce121" table:formula="of:=[.B87]" office:value-type="float" office:value="1" calcext:value-type="float">
            <text:p>1</text:p>
          </table:table-cell>
          <table:table-cell table:style-name="ce138" table:formula="of:=[.Z87]*[.AA87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MMSZ5V1T1G</text:p>
          </table:table-cell>
          <table:table-cell table:style-name="ce22" office:value-type="string" calcext:value-type="string">
            <text:p>Zener SOD-323</text:p>
          </table:table-cell>
          <table:table-cell table:style-name="ce34" office:value-type="string" calcext:value-type="string">
            <text:p>ZD3, ZD4</text:p>
          </table:table-cell>
          <table:table-cell table:style-name="ce14" office:value-type="string" calcext:value-type="string">
            <text:p>2690036</text:p>
          </table:table-cell>
          <table:table-cell table:style-name="ce22" office:value-type="string" calcext:value-type="string">
            <text:p>BZX384C5V1-E3-08 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5V1ST1GOSCT-ND 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5V1BS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92-0973</text:p>
          </table:table-cell>
          <table:table-cell table:style-name="ce91" office:value-type="string" calcext:value-type="string">
            <text:p>BZX384-B6V2,115</text:p>
          </table:table-cell>
          <table:table-cell table:style-name="ce74" office:value-type="float" office:value="0.016" calcext:value-type="float">
            <text:p>0,016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MMSZ5V1T1G</text:p>
          </table:table-cell>
          <table:table-cell table:style-name="ce45" office:value-type="float" office:value="0.023" calcext:value-type="float">
            <text:p>0,023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8]&lt;&gt;&quot;&quot;;&quot;&quot;;[.B88])" office:value-type="float" office:value="2" calcext:value-type="float">
            <text:p>2</text:p>
          </table:table-cell>
          <table:table-cell table:style-name="ce121" table:formula="of:=IF([.Z88]=[.H88];&quot;Farnell&quot;; IF([.Z88]=[.N88]; &quot;Digikey&quot;; IF([.Z88]=[.N88]; &quot;Mouser&quot;; IF([.Z88]=[.R88]; &quot;RS&quot;; IF([.Z88]=[.U88]; &quot;TME&quot;)))))" office:value-type="string" office:string-value="RS" calcext:value-type="string">
            <text:p>RS</text:p>
          </table:table-cell>
          <table:table-cell table:style-name="ce127" table:formula="of:=IF([.B88]&lt;&gt;&quot;&quot;;MIN([.H88];[.N88];[.N88];[.R88];[.U88]);&quot;&quot;)" office:value-type="currency" office:currency="EUR" office:value="0.016" calcext:value-type="currency">
            <text:p>0,016 €</text:p>
          </table:table-cell>
          <table:table-cell table:style-name="ce121" table:formula="of:=[.B88]" office:value-type="float" office:value="2" calcext:value-type="float">
            <text:p>2</text:p>
          </table:table-cell>
          <table:table-cell table:style-name="ce138" table:formula="of:=[.Z88]*[.AA88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5</text:p>
          </table:table-cell>
          <table:table-cell table:style-name="ce13" office:value-type="string" calcext:value-type="string">
            <text:p>1757863</text:p>
          </table:table-cell>
          <table:table-cell table:style-name="ce21" office:value-type="string" calcext:value-type="string">
            <text:p>PDZ6.2B,115</text:p>
          </table:table-cell>
          <table:table-cell table:style-name="ce44" office:value-type="float" office:value="0.124" calcext:value-type="float">
            <text:p>0,1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6V2T1GOSCT-ND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3Z6V2B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PDZ6.2</text:p>
          </table:table-cell>
          <table:table-cell table:style-name="ce44" office:value-type="float" office:value="0.02174" calcext:value-type="float">
            <text:p>0,022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9]&lt;&gt;&quot;&quot;;&quot;&quot;;[.B89])" office:value-type="float" office:value="1" calcext:value-type="float">
            <text:p>1</text:p>
          </table:table-cell>
          <table:table-cell table:style-name="ce121" table:formula="of:=IF([.Z89]=[.H89];&quot;Farnell&quot;; IF([.Z89]=[.N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7" table:formula="of:=IF([.B89]&lt;&gt;&quot;&quot;;MIN([.H89];[.N89];[.N89];[.R89];[.U89]);&quot;&quot;)" office:value-type="currency" office:currency="EUR" office:value="0.02174" calcext:value-type="currency">
            <text:p>0,022 €</text:p>
          </table:table-cell>
          <table:table-cell table:style-name="ce121" table:formula="of:=[.B89]" office:value-type="float" office:value="1" calcext:value-type="float">
            <text:p>1</text:p>
          </table:table-cell>
          <table:table-cell table:style-name="ce138" table:formula="of:=[.Z89]*[.AA89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9])" office:value-type="float" office:value="21" calcext:value-type="float">
            <text:p>21</text:p>
          </table:table-cell>
          <table:table-cell table:style-name="ce115" table:formula="of:=SUM([.X3:.X89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9])" office:value-type="currency" office:currency="EUR" office:value="51.44035" calcext:value-type="currency">
            <text:p>51,44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C-EUC0603</text:p>
          </table:table-cell>
          <table:table-cell table:style-name="ce33" office:value-type="string" calcext:value-type="string">
            <text:p>C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3]&lt;&gt;&quot;&quot;;&quot;&quot;;[.B93])" office:value-type="float" office:value="1" calcext:value-type="float">
            <text:p>1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7" table:formula="of:=IF([.B93]&lt;&gt;&quot;&quot;;MIN([.H93];[.K93];[.N93];[.R93];[.U9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C-EUC0805</text:p>
          </table:table-cell>
          <table:table-cell table:style-name="ce34" office:value-type="string" calcext:value-type="string">
            <text:p>C51, C71, C72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/>
          <table:table-cell table:style-name="ce45"/>
          <table:table-cell table:style-name="ce81"/>
          <table:table-cell table:style-name="ce110"/>
          <table:table-cell table:style-name="ce81" table:formula="of:=IF([.W94]&lt;&gt;&quot;&quot;;&quot;&quot;;[.B94])" office:value-type="float" office:value="3" calcext:value-type="float">
            <text:p>3</text:p>
          </table:table-cell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DIODE-SOD323-W</text:p>
          </table:table-cell>
          <table:table-cell table:style-name="ce33" office:value-type="string" calcext:value-type="string">
            <text:p>D14, D1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5]&lt;&gt;&quot;&quot;;&quot;&quot;;[.B95])" office:value-type="float" office:value="2" calcext:value-type="float">
            <text:p>2</text:p>
          </table:table-cell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27" table:formula="of:=IF([.B95]&lt;&gt;&quot;&quot;;MIN([.H95];[.K95];[.N95];[.R95];[.U95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6</text:p>
          </table:table-cell>
          <table:table-cell table:style-name="ce14" office:value-type="float" office:value="1459108" calcext:value-type="float">
            <text:p>1459108</text:p>
          </table:table-cell>
          <table:table-cell table:style-name="ce42" office:value-type="string" calcext:value-type="string">
            <text:p>MMBT5401LT1G</text:p>
          </table:table-cell>
          <table:table-cell table:style-name="ce45" office:value-type="float" office:value="0.177" calcext:value-type="float">
            <text:p>0,177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9" calcext:value-type="float">
            <text:p>0,1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MMBT5401LT1G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393</text:p>
          </table:table-cell>
          <table:table-cell table:style-name="ce14" office:value-type="string" calcext:value-type="string">
            <text:p>MMBT5401LT1G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96]&lt;&gt;&quot;&quot;;&quot;&quot;;[.B96])" office:value-type="float" office:value="1" calcext:value-type="float">
            <text:p>1</text:p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TME" calcext:value-type="string">
            <text:p>TME</text:p>
          </table:table-cell>
          <table:table-cell table:style-name="ce127" table:formula="of:=IF([.B96]&lt;&gt;&quot;&quot;;MIN([.H96];[.K96];[.N96];[.R96];[.U96]);&quot;&quot;)" office:value-type="currency" office:currency="EUR" office:value="0.02358" calcext:value-type="currency">
            <text:p>0,024 €</text:p>
          </table:table-cell>
          <table:table-cell table:style-name="ce121"/>
          <table:table-cell table:style-name="ce138" table:formula="of:=[.Z96]*[.AA96]" office:value-type="float" office:value="0" calcext:value-type="float">
            <text:p>0,000</text:p>
          </table:table-cell>
          <table:table-cell table:style-name="ce148" table:number-columns-repeated="987"/>
          <table:table-cell table:number-columns-repeated="9"/>
        </table:table-row>
        <table:table-row table:style-name="ro8">
          <table:table-cell table:style-name="ce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R-EU_R0805</text:p>
          </table:table-cell>
          <table:table-cell table:style-name="ce33" office:value-type="string" calcext:value-type="string">
            <text:p>R15, R25, R53, R77, R78, R7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97]&lt;&gt;&quot;&quot;;&quot;&quot;;[.B97])" office:value-type="float" office:value="6" calcext:value-type="float">
            <text:p>6</text:p>
          </table:table-cell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27" table:formula="of:=IF([.B97]&lt;&gt;&quot;&quot;;MIN([.H97];[.K97];[.N97];[.R97];[.U97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K8</text:p>
          </table:table-cell>
          <table:table-cell table:style-name="ce22" office:value-type="string" calcext:value-type="string">
            <text:p>R-EU_R0805</text:p>
          </table:table-cell>
          <table:table-cell table:style-name="ce34" office:value-type="string" calcext:value-type="string">
            <text:p>R50, R52</text:p>
          </table:table-cell>
          <table:table-cell table:style-name="ce14" office:value-type="string" calcext:value-type="string">
            <text:p>2447711</text:p>
          </table:table-cell>
          <table:table-cell table:style-name="ce42" office:value-type="string" calcext:value-type="string">
            <text:p>MCWR08X6801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8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6801E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40</text:p>
          </table:table-cell>
          <table:table-cell table:style-name="ce14" office:value-type="string" calcext:value-type="string">
            <text:p>CRG0805F6K8</text:p>
          </table:table-cell>
          <table:table-cell table:style-name="ce74" office:value-type="float" office:value="0.006" calcext:value-type="float">
            <text:p>0,006</text:p>
          </table:table-cell>
          <table:table-cell table:style-name="ce81" office:value-type="float" office:value="50" calcext:value-type="float">
            <text:p>50</text:p>
          </table:table-cell>
          <table:table-cell table:style-name="ce14" office:value-type="string" calcext:value-type="string">
            <text:p>SMD0805-6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98]&lt;&gt;&quot;&quot;;&quot;&quot;;[.B98])" office:value-type="float" office:value="2" calcext:value-type="float">
            <text:p>2</text:p>
          </table:table-cell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RS" calcext:value-type="string">
            <text:p>RS</text:p>
          </table:table-cell>
          <table:table-cell table:style-name="ce127" table:formula="of:=IF([.B98]&lt;&gt;&quot;&quot;;MIN([.H98];[.K98];[.N98];[.R98];[.U98]);&quot;&quot;)" office:value-type="currency" office:currency="EUR" office:value="0.006" calcext:value-type="currency">
            <text:p>0,006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3"/>
          <table:table-cell table:style-name="ce21" office:value-type="string" calcext:value-type="string">
            <text:p>PCB_TEST_TABSHIELD</text:p>
          </table:table-cell>
          <table:table-cell table:style-name="ce33" office:value-type="string" calcext:value-type="string">
            <text:p>TP1, TP2, TP3, TP4, TP5, TP6, TP7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office:value-type="float" office:value="7" calcext:value-type="float">
            <text:p>7</text:p>
          </table:table-cell>
          <table:table-cell table:style-name="ce80" table:formula="of:=IF([.W99]&lt;&gt;&quot;&quot;;&quot;&quot;;[.B99])">
            <text:p/>
          </table:table-cell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7" table:formula="of:=IF([.B99]&lt;&gt;&quot;&quot;;MIN([.H99];[.K99];[.N99];[.R99];[.U99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2" office:value-type="string" calcext:value-type="string">
            <text:p>PSMAXX</text:p>
          </table:table-cell>
          <table:table-cell table:style-name="ce34" office:value-type="string" calcext:value-type="string">
            <text:p>ZD6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SMAJ58A-T</text:p>
          </table:table-cell>
          <table:table-cell table:style-name="ce45" office:value-type="float" office:value="0.1288" calcext:value-type="float">
            <text:p>0,129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00]&lt;&gt;&quot;&quot;;&quot;&quot;;[.B100])" office:value-type="float" office:value="1" calcext:value-type="float">
            <text:p>1</text:p>
          </table:table-cell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TME" calcext:value-type="string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1288" calcext:value-type="currency">
            <text:p>0,129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TL431</text:p>
          </table:table-cell>
          <table:table-cell table:style-name="ce33" office:value-type="string" calcext:value-type="string">
            <text:p>IC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TL431CDBZR</text:p>
          </table:table-cell>
          <table:table-cell table:style-name="ce44" office:value-type="float" office:value="0.1174" calcext:value-type="float">
            <text:p>0,11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01]&lt;&gt;&quot;&quot;;&quot;&quot;;[.B101])" office:value-type="float" office:value="1" calcext:value-type="float">
            <text:p>1</text:p>
          </table:table-cell>
          <table:table-cell table:style-name="ce121" table:formula="of:=IF([.Z101]=[.H101];&quot;Farnell&quot;; IF([.Z101]=[.K101]; &quot;Digikey&quot;; IF([.Z101]=[.N101]; &quot;Mouser&quot;; IF([.Z101]=[.R101]; &quot;RS&quot;; IF([.Z101]=[.U101]; &quot;TME&quot;)))))" office:value-type="string" office:string-value="TME" calcext:value-type="string">
            <text:p>TME</text:p>
          </table:table-cell>
          <table:table-cell table:style-name="ce127" table:formula="of:=IF([.B101]&lt;&gt;&quot;&quot;;MIN([.H101];[.K101];[.N101];[.R101];[.U101]);&quot;&quot;)" office:value-type="currency" office:currency="EUR" office:value="0.1174" calcext:value-type="currency">
            <text:p>0,117 €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2" office:value-type="string" calcext:value-type="string">
            <text:p>TRIM_EU-S64W</text:p>
          </table:table-cell>
          <table:table-cell table:style-name="ce34" office:value-type="string" calcext:value-type="string">
            <text:p>P1</text:p>
          </table:table-cell>
          <table:table-cell table:style-name="ce14"/>
          <table:table-cell table:style-name="ce4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/>
          <table:table-cell table:style-name="ce14"/>
          <table:table-cell table:style-name="ce74"/>
          <table:table-cell table:style-name="ce81"/>
          <table:table-cell table:style-name="ce14" office:value-type="string" calcext:value-type="string">
            <text:p>TRIM_EU-S64W</text:p>
          </table:table-cell>
          <table:table-cell table:style-name="ce45" office:value-type="float" office:value="0.2519" calcext:value-type="float">
            <text:p>0,252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02]&lt;&gt;&quot;&quot;;&quot;&quot;;[.B102])">
            <text:p/>
          </table:table-cell>
          <table:table-cell table:style-name="ce121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7" table:formula="of:=IF([.B102]&lt;&gt;&quot;&quot;;MIN([.H102];[.K102];[.N102];[.R102];[.U102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2B-ZR</text:p>
          </table:table-cell>
          <table:table-cell table:style-name="ce21" office:value-type="string" calcext:value-type="string">
            <text:p>THT, 1.5 mm JST, 2-pin</text:p>
          </table:table-cell>
          <table:table-cell table:style-name="ce33" office:value-type="string" calcext:value-type="string">
            <text:p>X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3" office:value-type="string" calcext:value-type="string">
            <text:p>B2B-ZR</text:p>
          </table:table-cell>
          <table:table-cell table:style-name="ce44" office:value-type="float" office:value="0.2142" calcext:value-type="float">
            <text:p>0,214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/>
          <table:table-cell table:style-name="ce121" table:formula="of:=IF([.Z103]=[.H103];&quot;Farnell&quot;; IF([.Z103]=[.K103]; &quot;Digikey&quot;; IF([.Z103]=[.N103]; &quot;Mouser&quot;; IF([.Z103]=[.R103]; &quot;RS&quot;; IF([.Z103]=[.U103]; &quot;TME&quot;)))))" office:value-type="string" office:string-value="TME" calcext:value-type="string">
            <text:p>TME</text:p>
          </table:table-cell>
          <table:table-cell table:style-name="ce127" table:formula="of:=IF([.B103]&lt;&gt;&quot;&quot;;MIN([.H103];[.K103];[.N103];[.R103];[.U103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03]*[.AA103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0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6]*[.AA106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1" table:number-columns-spanned="19" table:number-rows-spanned="1"/>
          <table:covered-table-cell table:style-name="ce171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1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7]*[.AA107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08]*[.AA108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06:.AB108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90]+[.AB109]" office:value-type="currency" office:currency="EUR" office:value="63.84035" calcext:value-type="currency">
            <text:p>63,84 €</text:p>
          </table:table-cell>
          <table:table-cell table:number-columns-repeated="996"/>
        </table:table-row>
        <table:table-row table:style-name="ro3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0"/>
          <table:covered-table-cell table:style-name="ce191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9"/>
          <table:table-cell table:style-name="Default"/>
          <table:table-cell table:style-name="ce173" table:number-columns-repeated="2"/>
          <table:table-cell table:style-name="Default"/>
          <table:table-cell table:style-name="ce192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9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92"/>
          <table:covered-table-cell table:number-columns-repeated="2" table:style-name="ce160"/>
          <table:covered-table-cell table:style-name="ce219"/>
          <table:covered-table-cell table:style-name="ce160"/>
          <table:table-cell table:style-name="ce160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60" table:number-columns-repeated="5"/>
          <table:table-cell table:style-name="ce191"/>
          <table:table-cell table:style-name="ce160" table:number-columns-repeated="2"/>
          <table:table-cell table:style-name="ce219"/>
          <table:table-cell table:style-name="ce160" table:number-columns-repeated="2"/>
          <table:table-cell table:style-name="ce219"/>
          <table:table-cell table:style-name="ce160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60" table:number-columns-repeated="4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35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2"/>
          <table:table-cell table:style-name="ce152" table:number-columns-spanned="5" table:number-rows-spanned="1"/>
          <table:covered-table-cell table:number-columns-repeated="3"/>
          <table:covered-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3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26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4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3:'EEZ PSU consolidated BOM'.AMJ8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65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8">00.00.0000</text:date>, <text:time style:data-style-name="N2" text:time-value="18:12:15.208036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2, 2018-07-28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28T18:18:36.973827332</dc:date>
    <meta:editing-cycles>2217</meta:editing-cycles>
    <meta:editing-duration>P13DT18H10M54S</meta:editing-duration>
    <meta:generator>LibreOffice/5.4.3.2$Linux_X86_64 LibreOffice_project/92a7159f7e4af62137622921e809f8546db437e5</meta:generator>
    <meta:document-statistic meta:table-count="1" meta:cell-count="23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